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1pt solid #000000"/>
    </style:style>
    <style:style style:name="Table1.A2" style:family="table-cell">
      <style:table-cell-properties fo:padding="0.0382in" fo:border-left="1pt solid #000000" fo:border-right="1pt solid #000000" fo:border-top="none" fo:border-bottom="1pt solid #000000"/>
    </style:style>
    <style:style style:name="Table1.A5" style:family="table-cell">
      <style:table-cell-properties fo:padding="0.0382in" fo:border-left="1pt solid #000000" fo:border-right="1pt solid #000000" fo:border-top="1pt solid #000000" fo:border-bottom="none"/>
    </style:style>
    <style:style style:name="Table1.A6" style:family="table-cell">
      <style:table-cell-properties fo:padding="0.0382in" fo:border-left="1pt solid #000000" fo:border-right="none" fo:border-top="none" fo:border-bottom="1pt solid #000000"/>
    </style:style>
    <style:style style:name="Table1.B6" style:family="table-cell">
      <style:table-cell-properties fo:padding="0.0382in" fo:border-left="none" fo:border-right="1pt solid #000000" fo:border-top="none" fo:border-bottom="1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3faa" officeooo:paragraph-rsid="00163faa"/>
    </style:style>
    <style:style style:name="P2" style:family="paragraph" style:parent-style-name="Text_20_body">
      <style:text-properties officeooo:rsid="00163faa" officeooo:paragraph-rsid="00163faa"/>
    </style:style>
    <style:style style:name="P3" style:family="paragraph" style:parent-style-name="Table_20_Contents">
      <style:paragraph-properties fo:text-align="center" style:justify-single-word="false"/>
      <style:text-properties officeooo:rsid="00163faa" officeooo:paragraph-rsid="00163faa"/>
    </style:style>
    <style:style style:name="P4" style:family="paragraph" style:parent-style-name="Table_20_Contents">
      <style:text-properties officeooo:rsid="0017c46c" officeooo:paragraph-rsid="0017c46c"/>
    </style:style>
    <style:style style:name="P5" style:family="paragraph" style:parent-style-name="Table_20_Contents">
      <style:text-properties officeooo:rsid="0017c4c2" officeooo:paragraph-rsid="0017c4c2"/>
    </style:style>
    <style:style style:name="P6" style:family="paragraph" style:parent-style-name="Text_20_body">
      <style:text-properties officeooo:paragraph-rsid="001bde19"/>
    </style:style>
    <style:style style:name="P7" style:family="paragraph" style:parent-style-name="Table_20_Contents">
      <style:text-properties officeooo:rsid="00163faa" officeooo:paragraph-rsid="00163faa"/>
    </style:style>
    <style:style style:name="P8" style:family="paragraph" style:parent-style-name="Table_20_Contents">
      <style:text-properties officeooo:rsid="00163faa" officeooo:paragraph-rsid="00205e12"/>
    </style:style>
    <style:style style:name="P9" style:family="paragraph" style:parent-style-name="Table_20_Contents">
      <style:text-properties officeooo:rsid="00205e12" officeooo:paragraph-rsid="00205e12"/>
    </style:style>
    <style:style style:name="P10" style:family="paragraph" style:parent-style-name="Table_20_Contents">
      <style:text-properties officeooo:rsid="00213749" officeooo:paragraph-rsid="00213749"/>
    </style:style>
    <style:style style:name="T1" style:family="text">
      <style:text-properties officeooo:rsid="00163faa"/>
    </style:style>
    <style:style style:name="T2" style:family="text">
      <style:text-properties officeooo:rsid="001cbd5c"/>
    </style:style>
    <style:style style:name="T3" style:family="text">
      <style:text-properties officeooo:rsid="00205e12"/>
    </style:style>
    <style:style style:name="T4" style:family="text">
      <style:text-properties officeooo:rsid="002137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nom/Nom des étudiants :</text:p>
      <text:p text:style-name="P8"><text:span text:style-name="T3">Warrick BONGA</text:span></text:p>
      <text:p text:style-name="P9">Cyriaque BARRAULT</text:p>
      <text:p text:style-name="P9">Pierig MALNOË</text:p>
      <text:p text:style-name="P6"/>
      <text:p text:style-name="Text_20_body">G<text:span text:style-name="T1">roupe de TP : </text:span><text:span text:style-name="T3">TP 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Fiche d’identité de l’application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Nom : <text:span text:style-name="T3">PokéTeamTracker (CPT)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Description : </text:p>
            <text:p text:style-name="P1"/>
            <text:p text:style-name="P1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Public cible précis : <text:span text:style-name="T3">Les gens qui ont la pas envie de comprendre les stratégies </text:span></text:p>
            <text:p text:style-name="P1"/>
            <text:p text:style-name="P1"/>
          </table:table-cell>
          <table:covered-table-cell/>
        </table:table-row>
        <table:table-row>
          <table:table-cell table:style-name="Table1.A5" table:number-columns-spanned="2" office:value-type="string">
            <text:p text:style-name="Table_20_Contents">F<text:span text:style-name="T1">onctionnalités de l’application : </text:span></text:p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1.A6" office:value-type="string">
            <text:p text:style-name="P1">Côté utilisateur final</text:p>
            <text:p text:style-name="P1"/>
            <text:p text:style-name="P8"><text:span text:style-name="T3">Construire une équipe, </text:span></text:p>
            <text:p text:style-name="P8"><text:span text:style-name="T3">Rechercher des pokémon, </text:span></text:p>
            <text:p text:style-name="P9">Afficher un pokémon,</text:p>
            <text:p text:style-name="P9">(Secondaire) idem avec Objet,</text:p>
            <text:p text:style-name="P9">Créer un Compte,</text:p>
            <text:p text:style-name="P9">S’identifier,</text:p>
            <text:p text:style-name="P9">Partager son équipe,</text:p>
            <text:p text:style-name="P9">Voir les équipes des autres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6" office:value-type="string">
            <text:p text:style-name="P1">Côté administrateur (si il y a )</text:p>
            <text:p text:style-name="P1"/>
            <text:p text:style-name="P9">Dashboard (d3.js),</text:p>
            <text:p text:style-name="P10">S’identifier,</text:p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4">Techniques de recueil des données <text:span text:style-name="T2">pour la définition des besoins utilisateurs </text:span>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  <table:table-row>
          <table:table-cell table:style-name="Table1.A6" office:value-type="string">
            <text:p text:style-name="P5">Scénarios avec persona <text:span text:style-name="T2">1</text:span> :</text:p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5">Scénarios avec persona <text:span text:style-name="T2">2</text:span> :</text:p>
          </table:table-cell>
        </table:table-row>
        <table:table-row>
          <table:table-cell table:style-name="Table1.A9" table:number-columns-spanned="2" office:value-type="string">
            <text:p text:style-name="P5">Enchaînement des écrans de l’application :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31:23.799487787</meta:creation-date>
    <dc:date>2026-01-13T11:53:50.874260602</dc:date>
    <meta:editing-duration>PT4H49M49S</meta:editing-duration>
    <meta:editing-cycles>7</meta:editing-cycles>
    <meta:generator>LibreOffice/24.2.7.2$Linux_X86_64 LibreOffice_project/420$Build-2</meta:generator>
    <meta:document-statistic meta:table-count="1" meta:image-count="0" meta:object-count="0" meta:page-count="2" meta:paragraph-count="26" meta:word-count="111" meta:character-count="708" meta:non-whitespace-character-count="618"/>
  </office:meta>
</office:document-meta>
</file>